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Ubuntu" svg:font-family="Ubuntu" style:font-family-generic="swiss"/>
    <style:font-face style:name="Verdana" svg:font-family="Verdana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item" style:family="table">
      <style:table-properties style:width="17.2cm" table:align="margins" style:writing-mode="lr-tb"/>
    </style:style>
    <style:style style:name="item.A" style:family="table-column">
      <style:table-column-properties style:column-width="10.7cm" style:rel-column-width="40768*"/>
    </style:style>
    <style:style style:name="item.B" style:family="table-column">
      <style:table-column-properties style:column-width="6.5cm" style:rel-column-width="24767*"/>
    </style:style>
    <style:style style:name="item.A1" style:family="table-cell">
      <style:table-cell-properties fo:background-color="#eeeeee" fo:padding-left="0.101cm" fo:padding-right="0.101cm" fo:padding-top="0cm" fo:padding-bottom="0cm" fo:border-left="0.05pt solid #000000" fo:border-right="0.05pt solid #000000" fo:border-top="0.05pt solid #000000" fo:border-bottom="none">
        <style:background-image/>
      </style:table-cell-properties>
    </style:style>
    <style:style style:name="item.A2" style:family="table-cell">
      <style:table-cell-properties fo:background-color="#eeeeee" fo:padding-left="0.101cm" fo:padding-right="0.101cm" fo:padding-top="0cm" fo:padding-bottom="0cm" fo:border-left="0.05pt solid #000000" fo:border-right="none" fo:border-top="none" fo:border-bottom="none">
        <style:background-image/>
      </style:table-cell-properties>
    </style:style>
    <style:style style:name="item.B2" style:family="table-cell">
      <style:table-cell-properties fo:background-color="#eeeeee" fo:padding-left="0.101cm" fo:padding-right="0.101cm" fo:padding-top="0cm" fo:padding-bottom="0cm" fo:border-left="none" fo:border-right="0.05pt solid #000000" fo:border-top="none" fo:border-bottom="none">
        <style:background-image/>
      </style:table-cell-properties>
    </style:style>
    <style:style style:name="Tableau2" style:family="table">
      <style:table-properties style:width="17.2cm" table:align="margins" style:writing-mode="lr-tb"/>
    </style:style>
    <style:style style:name="Tableau2.A" style:family="table-column">
      <style:table-column-properties style:column-width="10.7cm" style:rel-column-width="40768*"/>
    </style:style>
    <style:style style:name="Tableau2.B" style:family="table-column">
      <style:table-column-properties style:column-width="6.5cm" style:rel-column-width="24767*"/>
    </style:style>
    <style:style style:name="Tableau2.A1" style:family="table-cell">
      <style:table-cell-properties fo:padding-left="0.101cm" fo:padding-right="0.101cm" fo:padding-top="0cm" fo:padding-bottom="0cm" fo:border-left="0.05pt solid #000000" fo:border-right="none" fo:border-top="0.05pt dotted #999999" fo:border-bottom="0.05pt solid #000000"/>
    </style:style>
    <style:style style:name="Tableau2.B1" style:family="table-cell">
      <style:table-cell-properties fo:padding-left="0.101cm" fo:padding-right="0.101cm" fo:padding-top="0cm" fo:padding-bottom="0cm" fo:border-left="none" fo:border-right="0.05pt solid #000000" fo:border-top="0.05pt dotted #999999" fo:border-bottom="0.05pt solid #000000"/>
    </style:style>
    <style:style style:name="P1" style:family="paragraph" style:parent-style-name="Footer">
      <style:paragraph-properties fo:text-align="end" style:justify-single-word="false"/>
      <style:text-properties fo:color="#666666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solid" style:text-underline-width="auto" style:text-underline-color="font-color" officeooo:rsid="001ccabc" officeooo:paragraph-rsid="0036947a"/>
    </style:style>
    <style:style style:name="P4" style:family="paragraph" style:parent-style-name="Standard">
      <style:text-properties officeooo:paragraph-rsid="0036947a"/>
    </style:style>
    <style:style style:name="P5" style:family="paragraph" style:parent-style-name="Heading_20_1" style:master-page-name="Standard">
      <style:paragraph-properties style:page-number="auto"/>
    </style:style>
    <style:style style:name="P6" style:family="paragraph" style:parent-style-name="Footer" style:master-page-name="Standard">
      <style:paragraph-properties style:page-number="auto"/>
      <style:text-properties fo:color="#666666"/>
    </style:style>
    <style:style style:name="P7" style:family="paragraph" style:parent-style-name="Footer" style:master-page-name="Standard">
      <style:paragraph-properties fo:text-align="center" style:justify-single-word="false" style:page-number="auto"/>
      <style:text-properties fo:color="#666666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30121" style:font-weight-asian="normal" style:font-weight-complex="normal"/>
    </style:style>
    <style:style style:name="T4" style:family="text">
      <style:text-properties style:text-underline-style="none" fo:font-weight="normal" officeooo:rsid="001c1e27" style:font-weight-asian="normal" style:font-weight-complex="normal"/>
    </style:style>
    <style:style style:name="T5" style:family="text">
      <style:text-properties style:text-underline-style="none" fo:font-weight="normal" officeooo:rsid="001ccabc" style:font-weight-asian="normal" style:font-weight-complex="normal"/>
    </style:style>
    <style:style style:name="T6" style:family="text">
      <style:text-properties style:text-underline-style="none" fo:font-weight="normal" officeooo:rsid="001fb31b" style:font-weight-asian="normal" style:font-weight-complex="normal"/>
    </style:style>
    <style:style style:name="T7" style:family="text">
      <style:text-properties style:text-underline-style="none" fo:font-weight="normal" officeooo:rsid="001bc30f" style:font-weight-asian="normal" style:font-weight-complex="normal"/>
    </style:style>
    <style:style style:name="T8" style:family="text">
      <style:text-properties style:text-underline-style="none" fo:font-weight="normal" officeooo:rsid="00251f55" style:font-weight-asian="normal" style:font-weight-complex="normal"/>
    </style:style>
    <style:style style:name="T9" style:family="text">
      <style:text-properties style:text-underline-style="none" fo:font-weight="normal" officeooo:rsid="0028df96" style:font-weight-asian="normal" style:font-weight-complex="normal"/>
    </style:style>
    <style:style style:name="T10" style:family="text">
      <style:text-properties style:text-underline-style="none" officeooo:rsid="001ccabc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officeooo:rsid="001ccabc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c64f6" style:font-weight-asian="normal" style:font-weight-complex="normal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ynthèse des avis du Directeur Financier</text:h>
      <text:section text:style-name="Sect1" text:name="object">
        <table:table table:name="item" table:style-name="item">
          <table:table-column table:style-name="item.A"/>
          <table:table-column table:style-name="item.B"/>
          <table:table-row>
            <table:table-cell table:style-name="item.A1" table:number-columns-spanned="2" office:value-type="string">
              <text:p text:style-name="Standard"><text:span text:style-name="T12"><office:annotation><dc:creator>André NUYENS</dc:creator><dc:date>2014-12-23T16:16:34</dc:date><text:p text:style-name="P8"><text:span text:style-name="T17">do section- for data in view.selected_indexAdvisers_data(brains)</text:span></text:p></office:annotation></text:span><text:span text:style-name="T12"><office:annotation><dc:creator>Auteur inconnu</dc:creator><dc:date>2015-10-29T17:00:14</dc:date><text:list text:style-name=""><text:list-item><text:p text:style-name="P8"><text:span text:style-name="T18">do table with item = data['item']</text:span></text:p></text:list-item></text:list></office:annotation></text:span><text:span text:style-name="T12">Objet:</text:span><text:span text:style-name="T1"> </text:span><text:span text:style-name="T7"><text:text-input text:description="">item.Title()</text:text-input></text:span></text:p>
            </table:table-cell>
            <table:covered-table-cell/>
          </table:table-row>
          <table:table-row>
            <table:table-cell table:style-name="item.A2" office:value-type="string">
              <text:p text:style-name="Standard"><text:span text:style-name="T13">Groupe proposant:</text:span><text:span text:style-name="T2"> </text:span><text:span text:style-name="T3"><text:text-input text:description="">item.displayValue(item.listProposingGroups(), item.getProposingGroup())</text:text-input></text:span></text:p>
            </table:table-cell>
            <table:table-cell table:style-name="item.B2" office:value-type="string">
              <text:p text:style-name="Standard"><text:span text:style-name="T13">Date de la séance:</text:span><text:span text:style-name="T1"> </text:span><text:span text:style-name="T6"><text:text-input text:description="">item.getMeeting() and view.plone.toLocalizedTime(item.getMeeting().getDate()) or '-'</text:text-input></text:span></text:p>
            </table:table-cell>
          </table:table-row>
        </table:table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Standard"><text:span text:style-name="T11"><text:line-break/></text:span><text:span text:style-name="T11"><office:annotation><dc:creator>Auteur inconnu</dc:creator><dc:date>2015-10-29T17:02:30</dc:date><text:list text:continue-numbering="true" text:style-name=""><text:list-item><text:p text:style-name="P8"><text:span text:style-name="T18">do row for advice in data['advices']</text:span></text:p></text:list-item></text:list></office:annotation></text:span><text:span text:style-name="T12">Groupe émetteur d'avis:</text:span><text:span text:style-name="T2"> </text:span><text:span text:style-name="T4"><text:text-input text:description="">advice['name']</text:text-input></text:span></text:p>
              <text:p text:style-name="Standard"><text:span text:style-name="T11">Type de l'avis:</text:span><text:span text:style-name="T2"> </text:span><text:span text:style-name="T5"><text:text-input text:description="">advice['type_translated']</text:text-input></text:span></text:p>
              <text:p text:style-name="P2">Motivation:</text:p>
              <text:p text:style-name="Standard"><text:span text:style-name="T2"><text:s/></text:span><text:span text:style-name="T2"><office:annotation><dc:creator>Auteur inconnu</dc:creator><dc:date>2015-11-03T09:50:24</dc:date><text:list text:continue-numbering="true" text:style-name=""><text:list-item><text:p text:style-name="P8"><text:span text:style-name="T18">do text</text:span></text:p></text:list-item><text:list-item><text:p text:style-name="P8"><text:span text:style-name="T18">from xhtml(advice['comment'] or '-')</text:span></text:p></text:list-item></text:list></office:annotation></text:span><text:span text:style-name="T9">motivation de l'avis</text:span><text:span text:style-name="T8"> </text:span></text:p>
              <text:p text:style-name="P3">Annexe de l'avis:</text:p>
              <text:p text:style-name="P4"><text:span text:style-name="T14"><office:annotation><dc:creator>André NUYENS</dc:creator><dc:date>2015-02-06T09:09:55</dc:date><text:p text:style-name="P8"><text:span text:style-name="T17">do text for annex in advice['annexIndex'] or [{'Title': '-'}, ]</text:span></text:p></office:annotation></text:span><text:span text:style-name="T10"> </text:span><text:span text:style-name="T5"><text:text-input text:description="">annex['Title']</text:text-input></text:span></text:p>
            </table:table-cell>
            <table:table-cell table:style-name="Tableau2.B1" office:value-type="string">
              <text:p text:style-name="Standard"><text:span text:style-name="T13"><text:line-break/>Date de l'avis:</text:span><text:span text:style-name="T15"> </text:span><text:span text:style-name="T16"><text:text-input text:description="">advice['advice_given_on'] and advice['advice_given_on_localized'] or 'Passé outre'</text:text-input></text:span></text:p>
            </table:table-cell>
          </table:table-row>
        </table:table>
        <text:section text:style-name="Sect1" text:name="annexes">
          <text:p text:style-name="Standard"/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Ubuntu" svg:font-family="Ubuntu" style:font-family-generic="swiss"/>
    <style:font-face style:name="Verdana" svg:font-family="Verdana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B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style:line-height-at-least="0.289cm" fo:text-align="start" style:justify-single-word="false" fo:orphans="0" fo:widows="0" style:text-autospace="none" style:punctuation-wrap="simple" style:vertical-align="baseline" style:writing-mode="lr-tb"/>
      <style:text-properties style:use-window-font-color="true" style:font-name="Verdana" fo:font-family="Verdana" style:font-style-name="Normal" style:font-family-generic="swiss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1.693cm" style:contextual-spacing="false" fo:text-align="center" style:justify-single-word="false" fo:keep-with-next="always"/>
      <style:text-properties fo:text-transform="uppercase" style:font-name="Arial" fo:font-family="Arial" style:font-family-generic="swiss" style:font-pitch="variable" fo:font-size="16pt" fo:letter-spacing="0.042cm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847cm" fo:margin-bottom="0.635cm" style:contextual-spacing="false" fo:text-align="center" style:justify-single-word="false" fo:padding="0.106cm" fo:border="0.51pt solid #000000" fo:keep-with-next="always"/>
      <style:text-properties fo:font-variant="small-caps"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635cm" fo:margin-bottom="0.635cm" style:contextual-spacing="false" fo:keep-with-next="always"/>
      <style:text-properties style:font-name="Arial" fo:font-family="Arial" style:font-family-generic="swiss" style:font-pitch="variable"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635cm" fo:margin-bottom="0.212cm" style:contextual-spacing="false"/>
      <style:text-properties fo:font-variant="small-caps" fo:letter-spacing="0.009cm" fo:font-weight="bold" style:font-weight-asian="bold" style:font-weight-complex="bold"/>
    </style:style>
    <style:style style:name="StyleJV" style:family="paragraph" style:parent-style-name="Standard">
      <style:text-properties style:font-name="Franklin Gothic Book" fo:font-family="'Franklin Gothic Book'" style:font-family-generic="swiss" style:font-pitch="variable"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-left="-1cm" fo:margin-right="0cm" fo:margin-top="0cm" fo:margin-bottom="0cm" style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27cm" fo:margin-right="0cm" fo:margin-top="0cm" fo:margin-bottom="0cm" style:contextual-spacing="false" fo:text-align="justify" style:justify-single-word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art-num1" style:family="paragraph" style:parent-style-name="Standard">
      <style:paragraph-properties fo:margin-top="0.176cm" fo:margin-bottom="0.141cm" style:contextual-spacing="false" style:line-height-at-least="0.459cm"/>
      <style:text-properties style:font-name="Times New Roman" fo:font-family="'Times New Roman'" style:font-family-generic="roman" style:font-pitch="variable" fo:font-size="12pt" fo:font-weight="bold" style:font-size-asian="12pt" style:font-weight-asian="bold" style:font-weight-complex="bold"/>
    </style:style>
    <style:style style:name="para-artnum11" style:family="paragraph" style:parent-style-name="Standard">
      <style:paragraph-properties fo:margin-top="0.176cm" fo:margin-bottom="0.141cm" style:contextual-spacing="false" style:line-height-at-least="0.459cm"/>
      <style:text-properties style:font-name="Times New Roman" fo:font-family="'Times New Roman'" style:font-family-generic="roman" style:font-pitch="variable" fo:font-size="12pt" style:font-size-asian="12pt"/>
    </style:style>
    <style:style style:name="CDU" style:family="paragraph" style:parent-style-name="Standard" style:next-style-name="Standard">
      <style:paragraph-properties fo:line-height="100%" fo:text-align="end" style:justify-single-word="false" fo:orphans="2" fo:widows="2" style:text-autospace="ideograph-alpha" style:punctuation-wrap="hanging" style:vertical-align="auto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DEC" style:family="paragraph" style:parent-style-name="Standard">
      <style:paragraph-properties fo:line-height="100%" fo:orphans="2" fo:widows="2"/>
      <style:text-properties style:font-name="Arial" fo:font-family="Arial" style:font-family-generic="swiss" style:font-pitch="variable"/>
    </style:style>
    <style:style style:name="Decide" style:family="paragraph" style:parent-style-name="Standard" style:next-style-name="Standard">
      <style:paragraph-properties fo:orphans="2" fo:widows="2"/>
    </style:style>
    <style:style style:name="Echevinat" style:family="paragraph" style:parent-style-name="Standard" style:next-style-name="Standard"/>
    <style:style style:name="Informations" style:family="paragraph" style:parent-style-name="Standard" style:next-style-name="Standard">
      <style:paragraph-properties fo:orphans="2" fo:widows="2"/>
    </style:style>
    <style:style style:name="Institution" style:family="paragraph" style:parent-style-name="Standard" style:next-style-name="Standard">
      <style:paragraph-properties fo:orphans="2" fo:widows="2"/>
    </style:style>
    <style:style style:name="Masqué" style:family="paragraph" style:parent-style-name="Standard">
      <style:paragraph-properties fo:margin-left="0cm" fo:margin-right="5.001cm" fo:margin-top="0cm" fo:margin-bottom="0cm" style:contextual-spacing="false" fo:text-indent="0cm" style:auto-text-indent="false" fo:padding="0.106cm" fo:border="0.51pt solid #0000ff" style:shadow="#000000 0.132cm 0.132cm"/>
      <style:text-properties fo:color="#0000ff" style:font-name="Arial" fo:font-family="Arial" style:font-family-generic="swiss" style:font-pitch="variable" fo:font-size="14pt" style:font-size-asian="14pt" style:font-size-complex="14pt" text:display="none"/>
    </style:style>
    <style:style style:name="Mot_20_Décision" style:display-name="Mot Décision" style:family="paragraph" style:parent-style-name="Standard" style:next-style-name="Standard">
      <style:paragraph-properties fo:orphans="2" fo:widows="2"/>
    </style:style>
    <style:style style:name="Num" style:family="paragraph" style:parent-style-name="Standard" style:next-style-name="Standard">
      <style:paragraph-properties fo:orphans="2" fo:widows="2"/>
    </style:style>
    <style:style style:name="Objet" style:family="paragraph" style:parent-style-name="Standard" style:next-style-name="Standard"/>
    <style:style style:name="Objet_20_Décision" style:display-name="Objet Décision" style:family="paragraph" style:parent-style-name="Standard" style:next-style-name="Standard">
      <style:paragraph-properties fo:orphans="2" fo:widows="2"/>
    </style:style>
    <style:style style:name="Objet_20_Décision_20_Suivant" style:display-name="Objet Décision Suivant" style:family="paragraph" style:parent-style-name="Standard">
      <style:paragraph-properties fo:orphans="2" fo:widows="2"/>
    </style:style>
    <style:style style:name="Objet_20_Suivant" style:display-name="Objet Suivant" style:family="paragraph" style:parent-style-name="Standard"/>
    <style:style style:name="Separateur" style:family="paragraph" style:parent-style-name="Standard" style:next-style-name="Standard">
      <style:paragraph-properties fo:orphans="2" fo:widows="2"/>
    </style:style>
    <style:style style:name="Service" style:family="paragraph" style:parent-style-name="Standard" style:next-style-name="Standard"/>
    <style:style style:name="SP_2f_HC" style:display-name="SP/HC" style:family="paragraph" style:parent-style-name="Standard" style:next-style-name="Standard"/>
    <style:style style:name="StyleDecision" style:family="paragraph" style:parent-style-name="Standard">
      <style:paragraph-properties fo:margin-left="-1cm" fo:margin-right="0cm" fo:margin-top="0cm" fo:margin-bottom="0cm" style:contextual-spacing="false" fo:line-height="100%" fo:orphans="2" fo:widows="2" fo:text-indent="1.251cm" style:auto-text-indent="false"/>
      <style:text-properties fo:font-size="10pt" style:font-size-asian="10pt"/>
    </style:style>
    <style:style style:name="Style_20_StyleDecision_20__2b__20_Première_20_ligne_20__3a__20_1_20_cm" style:display-name="Style StyleDecision + Première ligne : 1 cm" style:family="paragraph" style:parent-style-name="StyleDecision">
      <style:text-properties style:font-size-complex="10pt"/>
    </style:style>
    <style:style style:name="Styleproposition" style:family="paragraph" style:parent-style-name="Standard">
      <style:paragraph-properties fo:margin-left="-1cm" fo:margin-right="0cm" fo:margin-top="0cm" fo:margin-bottom="0cm" style:contextual-spacing="false" fo:orphans="2" fo:widows="2" fo:text-indent="0cm" style:auto-text-indent="false"/>
    </style:style>
    <style:style style:name="Styleresume" style:family="paragraph" style:parent-style-name="Standard">
      <style:paragraph-properties fo:margin-left="-1cm" fo:margin-right="0cm" fo:margin-top="0cm" fo:margin-bottom="0cm" style:contextual-spacing="false" fo:orphans="2" fo:widows="2" fo:text-indent="0cm" style:auto-text-indent="false"/>
      <style:text-properties style:font-name="Arial" fo:font-family="Arial" style:font-family-generic="swiss" style:font-pitch="variable"/>
    </style:style>
    <style:style style:name="Title" style:family="paragraph" style:parent-style-name="Standard" style:next-style-name="Standard" style:class="chapter"/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decision" style:family="paragraph" style:parent-style-name="Standard">
      <style:paragraph-properties fo:margin-left="-1cm" fo:margin-right="0cm" fo:margin-top="0cm" fo:margin-bottom="0cm" style:contextual-spacing="false" fo:line-height="100%" fo:text-indent="1cm" style:auto-text-indent="false"/>
      <style:text-properties fo:font-size="10pt"/>
    </style:style>
    <style:style style:name="Table" style:family="paragraph" style:parent-style-name="Caption" style:class="extra">
      <style:text-properties fo:font-size="10pt" fo:font-style="normal"/>
    </style:style>
    <style:style style:name="Appy_20_Table_20_Contents" style:display-name="Appy Table Contents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snap-to-layout-grid="false"/>
      <style:text-properties style:font-name="Times New Roman" fo:font-family="'Times New Roman'" style:font-family-generic="roman" style:font-pitch="variable" fo:font-size="10pt" style:font-size-asian="11pt" style:font-size-complex="11pt"/>
    </style:style>
    <style:style style:name="pmAdvices" style:family="paragraph" style:parent-style-name="Standard">
      <style:paragraph-properties fo:margin-left="-1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Times New Roman" fo:font-family="'Times New Roman'" style:font-family-generic="roman" style:font-pitch="variable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2.949cm" style:type="center"/>
          <style:tab-stop style:position="25.8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WW8Num1z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365cm"/>
        </style:list-level-properties>
      </text:list-level-style-number>
      <text:list-level-style-bullet text:level="2" text:style-name="WW8Num1z1" text:bullet-char="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175cm" fo:text-indent="-0.318cm" fo:margin-left="2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985cm" fo:text-indent="-0.318cm" fo:margin-left="5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525cm" fo:text-indent="-0.635cm" fo:margin-left="8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795cm" fo:text-indent="-0.318cm" fo:margin-left="9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3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175cm" fo:text-indent="-0.318cm" fo:margin-left="2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985cm" fo:text-indent="-0.318cm" fo:margin-left="5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525cm" fo:text-indent="-0.635cm" fo:margin-left="8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795cm" fo:text-indent="-0.318cm" fo:margin-left="9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fo:text-indent="-0.635cm" fo:margin-left="0.365cm"/>
        </style:list-level-properties>
        <style:text-properties style:font-name="Times New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2.175cm" fo:text-indent="-0.635cm" fo:margin-left="2.175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5.985cm" fo:text-indent="-0.635cm" fo:margin-left="5.985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8.525cm" fo:text-indent="-0.635cm" fo:margin-left="8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9.795cm" fo:text-indent="-0.635cm" fo:margin-left="9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PiedPage" style:family="table">
      <style:table-properties style:width="17.2cm" table:align="margins" style:writing-mode="lr-tb"/>
    </style:style>
    <style:style style:name="PiedPage.A" style:family="table-column">
      <style:table-column-properties style:column-width="5.733cm" style:rel-column-width="21845*"/>
    </style:style>
    <style:style style:name="MP1" style:family="paragraph" style:parent-style-name="Footer" style:master-page-name="Standard">
      <style:paragraph-properties style:page-number="auto"/>
      <style:text-properties fo:color="#666666"/>
    </style:style>
    <style:style style:name="MP2" style:family="paragraph" style:parent-style-name="Footer" style:master-page-name="Standard">
      <style:paragraph-properties fo:text-align="center" style:justify-single-word="false" style:page-number="auto"/>
      <style:text-properties fo:color="#666666"/>
    </style:style>
    <style:style style:name="MP3" style:family="paragraph" style:parent-style-name="Footer">
      <style:paragraph-properties fo:text-align="end" style:justify-single-word="false"/>
      <style:text-properties fo:color="#666666"/>
    </style:style>
    <style:page-layout style:name="Mpm1">
      <style:page-layout-properties fo:page-width="21.001cm" fo:page-height="29.7cm" style:num-format="1" style:print-orientation="portrait" fo:margin-top="1.27cm" fo:margin-bottom="1.27cm" fo:margin-left="1.801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801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able:table table:name="PiedPage" table:style-name="PiedPage">
          <table:table-column table:style-name="PiedPage.A" table:number-columns-repeated="3"/>
          <table:table-row>
            <table:table-cell office:value-type="string">
              <text:p text:style-name="MP1">Synthèse avis du DF</text:p>
            </table:table-cell>
            <table:table-cell office:value-type="string">
              <text:p text:style-name="MP2"><text:date style:data-style-name="N76" text:date-value="2015-11-18T14:32:33.253660839">18 novembre 2015</text:date></text:p>
            </table:table-cell>
            <table:table-cell office:value-type="string">
              <text:p text:style-name="MP3"><text:page-number text:select-page="current">0</text:page-number>/<text:page-count>1</text:page-count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LLEGE ECHEVINAL DU                                     </dc:title>
    <meta:initial-creator>aurlem</meta:initial-creator>
    <meta:creation-date>2012-05-07T10:05:00</meta:creation-date>
    <dc:date>2015-11-18T14:13:37.855629468</dc:date>
    <meta:print-date>2011-03-21T10:39:00</meta:print-date>
    <meta:editing-cycles>239</meta:editing-cycles>
    <meta:editing-duration>P1DT32M49S</meta:editing-duration>
    <meta:generator>LibreOffice/4.2.8.2$Linux_X86_64 LibreOffice_project/420m0$Build-2</meta:generator>
    <meta:document-statistic meta:table-count="3" meta:image-count="0" meta:object-count="0" meta:page-count="1" meta:paragraph-count="14" meta:word-count="68" meta:character-count="547" meta:non-whitespace-character-count="502"/>
    <meta:user-defined meta:name="Info 1"/>
    <meta:user-defined meta:name="Info 2"/>
    <meta:user-defined meta:name="Info 3"/>
    <meta:user-defined meta:name="Info 4"/>
  </office:meta>
</office:document-meta>
</file>